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29">09/29/2018</text:date>, <text:time>17:29: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9-29T17:29:27.01</dc:date>
    <meta:editing-duration>P121DT22H17M55S</meta:editing-duration>
    <meta:editing-cycles>1402</meta:editing-cycles>
    <dc:creator>Seab Dinch</dc:creator>
    <meta:document-statistic meta:table-count="1" meta:cell-count="6985" meta:object-count="0"/>
  </office:meta>
</office:document-meta>
</file>